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shall surely be the final bat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to hold back the demon
onslaught. I trust you will defeat the enemy
with all your might.”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“I'll protect the Princess! I bet my very
sword on it!!”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“...H-Huh? Where's my sword gone...?”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“I'll cut down anything that comes close,
no matter what it is.”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“I cannot allow anything to lay a finger on the
Princess.”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
but I might be able to lend a hand if
something 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“I am certain the previous Heavenly Maiden
is watching over you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“Please, give your utmost effort in the
coming battl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